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25in" table:align="left"/>
    </style:style>
    <style:style style:name="Table1.A" style:family="table-column">
      <style:table-column-properties style:column-width="1.6847in"/>
    </style:style>
    <style:style style:name="Table1.B" style:family="table-column">
      <style:table-column-properties style:column-width="1.6368in"/>
    </style:style>
    <style:style style:name="Table1.C" style:family="table-column">
      <style:table-column-properties style:column-width="1.2403in"/>
    </style:style>
    <style:style style:name="Table1.D" style:family="table-column">
      <style:table-column-properties style:column-width="0.6882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3576in" table:align="left"/>
    </style:style>
    <style:style style:name="Table2.A" style:family="table-column">
      <style:table-column-properties style:column-width="2.0958in"/>
    </style:style>
    <style:style style:name="Table2.B" style:family="table-column">
      <style:table-column-properties style:column-width="2.9542in"/>
    </style:style>
    <style:style style:name="Table2.C" style:family="table-column">
      <style:table-column-properties style:column-width="1.3076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4.7326in" table:align="left"/>
    </style:style>
    <style:style style:name="Table3.A" style:family="table-column">
      <style:table-column-properties style:column-width="1.7604in"/>
    </style:style>
    <style:style style:name="Table3.B" style:family="table-column">
      <style:table-column-properties style:column-width="0.6938in"/>
    </style:style>
    <style:style style:name="Table3.C" style:family="table-column">
      <style:table-column-properties style:column-width="0.5729in"/>
    </style:style>
    <style:style style:name="Table3.D" style:family="table-column">
      <style:table-column-properties style:column-width="1.7056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0917in" table:align="left"/>
    </style:style>
    <style:style style:name="Table4.A" style:family="table-column">
      <style:table-column-properties style:column-width="2.5451in"/>
    </style:style>
    <style:style style:name="Table4.B" style:family="table-column">
      <style:table-column-properties style:column-width="3.5465in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Heading_20_1">
      <style:text-properties fo:font-size="6pt" style:font-size-asian="5.25pt" style:font-size-complex="6pt"/>
    </style:style>
    <style:style style:name="P2" style:family="paragraph" style:parent-style-name="Heading_20_3">
      <style:text-properties fo:font-size="6pt" style:font-size-asian="5.25pt" style:font-size-complex="6pt"/>
    </style:style>
    <style:style style:name="P3" style:family="paragraph" style:parent-style-name="Text_20_body">
      <style:text-properties fo:font-size="6pt" style:font-size-asian="5.25pt" style:font-size-complex="6pt"/>
    </style:style>
    <style:style style:name="P4" style:family="paragraph" style:parent-style-name="Horizontal_20_Line">
      <style:text-properties style:font-size-asian="5.25pt"/>
    </style:style>
    <style:style style:name="P5" style:family="paragraph" style:parent-style-name="Text_20_body" style:list-style-name="L1">
      <style:text-properties fo:font-size="6pt" style:font-size-asian="5.25pt" style:font-size-complex="6pt"/>
    </style:style>
    <style:style style:name="P6" style:family="paragraph" style:parent-style-name="Text_20_body" style:list-style-name="L2">
      <style:text-properties fo:font-size="6pt" style:font-size-asian="5.25pt" style:font-size-complex="6pt"/>
    </style:style>
    <style:style style:name="P7" style:family="paragraph" style:parent-style-name="Heading_20_4">
      <style:text-properties fo:font-size="6pt" style:font-size-asian="5.25pt" style:font-size-complex="6pt"/>
    </style:style>
    <style:style style:name="P8" style:family="paragraph" style:parent-style-name="Text_20_body" style:list-style-name="L3">
      <style:text-properties fo:font-size="6pt" style:font-size-asian="5.25pt" style:font-size-complex="6pt"/>
    </style:style>
    <style:style style:name="P9" style:family="paragraph" style:parent-style-name="Table_20_Contents">
      <style:text-properties fo:font-size="2pt" style:font-size-asian="2pt" style:font-size-complex="2pt"/>
    </style:style>
    <style:style style:name="P10" style:family="paragraph" style:parent-style-name="Text_20_body" style:list-style-name="L4">
      <style:text-properties fo:font-size="6pt" style:font-size-asian="5.25pt" style:font-size-complex="6pt"/>
    </style:style>
    <style:style style:name="P11" style:family="paragraph" style:parent-style-name="Text_20_body" style:list-style-name="L5">
      <style:text-properties fo:font-size="6pt" style:font-size-asian="5.25pt" style:font-size-complex="6pt"/>
    </style:style>
    <style:style style:name="P12" style:family="paragraph" style:parent-style-name="Text_20_body" style:list-style-name="L6">
      <style:text-properties fo:font-size="6pt" style:font-size-asian="5.25pt" style:font-size-complex="6pt"/>
    </style:style>
    <style:style style:name="P13" style:family="paragraph" style:parent-style-name="Text_20_body" style:list-style-name="L7">
      <style:text-properties fo:font-size="6pt" style:font-size-asian="5.25pt" style:font-size-complex="6pt"/>
    </style:style>
    <style:style style:name="P14" style:family="paragraph" style:parent-style-name="Text_20_body" style:list-style-name="L8">
      <style:text-properties fo:font-size="6pt" style:font-size-asian="5.25pt" style:font-size-complex="6pt"/>
    </style:style>
    <style:style style:name="P15" style:family="paragraph" style:parent-style-name="Text_20_body" style:list-style-name="L9">
      <style:text-properties fo:font-size="6pt" style:font-size-asian="5.25pt" style:font-size-complex="6pt"/>
    </style:style>
    <style:style style:name="P16" style:family="paragraph" style:parent-style-name="Text_20_body" style:list-style-name="L10">
      <style:text-properties fo:font-size="6pt" style:font-size-asian="5.25pt" style:font-size-complex="6pt"/>
    </style:style>
    <style:style style:name="P17" style:family="paragraph" style:parent-style-name="Text_20_body" style:list-style-name="L11">
      <style:text-properties fo:font-size="6pt" style:font-size-asian="5.25pt" style:font-size-complex="6pt"/>
    </style:style>
    <style:style style:name="P18" style:family="paragraph" style:parent-style-name="Text_20_body" style:list-style-name="L12">
      <style:text-properties fo:font-size="6pt" style:font-size-asian="5.25pt" style:font-size-complex="6pt"/>
    </style:style>
    <style:style style:name="P19" style:family="paragraph" style:parent-style-name="Text_20_body" style:list-style-name="L13">
      <style:text-properties fo:font-size="6pt" style:font-size-asian="5.25pt" style:font-size-complex="6pt"/>
    </style:style>
    <style:style style:name="P20" style:family="paragraph" style:parent-style-name="Text_20_body" style:list-style-name="L14">
      <style:text-properties fo:font-size="6pt" style:font-size-asian="5.25pt" style:font-size-complex="6pt"/>
    </style:style>
    <style:style style:name="P21" style:family="paragraph" style:parent-style-name="Text_20_body" style:list-style-name="L15">
      <style:text-properties fo:font-size="6pt" style:font-size-asian="5.25pt" style:font-size-complex="6pt"/>
    </style:style>
    <style:style style:name="P22" style:family="paragraph" style:parent-style-name="Text_20_body" style:list-style-name="L16">
      <style:text-properties fo:font-size="6pt" style:font-size-asian="5.25pt" style:font-size-complex="6pt"/>
    </style:style>
    <style:style style:name="P23" style:family="paragraph" style:parent-style-name="Standard">
      <style:text-properties fo:font-size="6pt" style:font-size-asian="5.25pt" style:font-size-complex="6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🚀 <text:span text:style-name="Strong_20_Emphasis">PART 8 — FINANCIAL PLAN</text:span></text:h>
      <text:h text:style-name="P2" text:outline-level="3"><text:span text:style-name="Emphasis">RoboChef: Automated Humanoid Meal Preparation System with Encrypted Ingredient Authorization</text:span></text:h>
      <text:p text:style-name="P3"><text:span text:style-name="Strong_20_Emphasis">Document #7 — Business Plan</text:span><text:line-break/><text:span text:style-name="Strong_20_Emphasis">Author: Meir Niv</text:span><text:line-break/><text:span text:style-name="Strong_20_Emphasis">Option C — BOTH (Machine + Humanoid)</text:span></text:p>
      <text:p text:style-name="P4"/>
      <text:h text:style-name="P1" text:outline-level="1"><text:span text:style-name="Strong_20_Emphasis">8. Financial Plan Overview</text:span></text:h>
      <text:p text:style-name="P3">The RoboChef financial model is built around <text:span text:style-name="Strong_20_Emphasis">three synergistic revenue pillars</text:span>, ensuring strong cash flow and long-term defensibility:</text:p>
      <text:list text:style-name="L1">
        <text:list-item>
          <text:p text:style-name="P5"><text:span text:style-name="Strong_20_Emphasis">Hardware sales (RoboChef units)</text:span></text:p>
        </text:list-item>
        <text:list-item>
          <text:p text:style-name="P5"><text:span text:style-name="Strong_20_Emphasis">AEC ecosystem (recurring licensing revenue)</text:span></text:p>
        </text:list-item>
        <text:list-item>
          <text:p text:style-name="P5"><text:span text:style-name="Strong_20_Emphasis">Software/AI subscription revenue</text:span></text:p>
        </text:list-item>
      </text:list>
      <text:p text:style-name="P3">These create a <text:span text:style-name="Strong_20_Emphasis">razor + blades</text:span> model but with an even stronger lock-in due to daily encrypted food authorization.</text:p>
      <text:p text:style-name="P4"/>
      <text:h text:style-name="P1" text:outline-level="1"><text:span text:style-name="Strong_20_Emphasis">8.1 Revenue Streams</text:span></text:h>
      <text:h text:style-name="P2" text:outline-level="3"><text:span text:style-name="Strong_20_Emphasis">1. RoboChef Hardware Sales</text:span></text:h>
      <text:p text:style-name="P3">Three SK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Model</text:p>
            </table:table-cell>
            <table:table-cell table:style-name="Table1.A1" office:value-type="string">
              <text:p text:style-name="Table_20_Heading">Market</text:p>
            </table:table-cell>
            <table:table-cell table:style-name="Table1.A1" office:value-type="string">
              <text:p text:style-name="Table_20_Heading">Est. Retail Price</text:p>
            </table:table-cell>
            <table:table-cell table:style-name="Table1.A1" office:value-type="string">
              <text:p text:style-name="Table_20_Heading">Margin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Personal</text:span></text:p>
          </table:table-cell>
          <table:table-cell table:style-name="Table1.A1" office:value-type="string">
            <text:p text:style-name="Table_20_Contents">Individuals, apartments</text:p>
          </table:table-cell>
          <table:table-cell table:style-name="Table1.A1" office:value-type="string">
            <text:p text:style-name="Table_20_Contents"><text:span text:style-name="Strong_20_Emphasis">$999–$1,499</text:span></text:p>
          </table:table-cell>
          <table:table-cell table:style-name="Table1.A1" office:value-type="string">
            <text:p text:style-name="Table_20_Contents"><text:span text:style-name="Strong_20_Emphasis">35–50%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Family</text:span></text:p>
          </table:table-cell>
          <table:table-cell table:style-name="Table1.A1" office:value-type="string">
            <text:p text:style-name="Table_20_Contents">Households</text:p>
          </table:table-cell>
          <table:table-cell table:style-name="Table1.A1" office:value-type="string">
            <text:p text:style-name="Table_20_Contents"><text:span text:style-name="Strong_20_Emphasis">$2,500–$4,500</text:span></text:p>
          </table:table-cell>
          <table:table-cell table:style-name="Table1.A1" office:value-type="string">
            <text:p text:style-name="Table_20_Contents"><text:span text:style-name="Strong_20_Emphasis">40–55%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Restaurant/Humanoid</text:span></text:p>
          </table:table-cell>
          <table:table-cell table:style-name="Table1.A1" office:value-type="string">
            <text:p text:style-name="Table_20_Contents">Commercial kitchens</text:p>
          </table:table-cell>
          <table:table-cell table:style-name="Table1.A1" office:value-type="string">
            <text:p text:style-name="Table_20_Contents"><text:span text:style-name="Strong_20_Emphasis">$12,000–$28,000</text:span></text:p>
          </table:table-cell>
          <table:table-cell table:style-name="Table1.A1" office:value-type="string">
            <text:p text:style-name="Table_20_Contents"><text:span text:style-name="Strong_20_Emphasis">55–65%</text:span></text:p>
          </table:table-cell>
        </table:table-row>
      </table:table>
      <text:p text:style-name="P3">Hardware revenue is front-loaded but provides fast recovery of R&amp;D costs.</text:p>
      <text:p text:style-name="P4"/>
      <text:h text:style-name="P2" text:outline-level="3"><text:span text:style-name="Strong_20_Emphasis">2. AEC Revenue (Your Primary Business Engine)</text:span></text:h>
      <text:p text:style-name="P3">Every food capsule must include a <text:span text:style-name="Strong_20_Emphasis">daily Authorized Encrypted Code</text:span> generated by your cloud server.</text:p>
      <text:p text:style-name="P3">This provides:</text:p>
      <text:list text:style-name="L2">
        <text:list-item>
          <text:p text:style-name="P6">Guaranteed recurring income</text:p>
        </text:list-item>
        <text:list-item>
          <text:p text:style-name="P6">Ability to verify freshness</text:p>
        </text:list-item>
        <text:list-item>
          <text:p text:style-name="P6">Vendor quality control</text:p>
        </text:list-item>
        <text:list-item>
          <text:p text:style-name="P6">Global standardization</text:p>
        </text:list-item>
        <text:list-item>
          <text:p text:style-name="P6">Zero chance of system bypass</text:p>
        </text:list-item>
      </text:list>
      <text:h text:style-name="P7" text:outline-level="4"><text:span text:style-name="Strong_20_Emphasis">AEC Fees</text:span></text:h>
      <text:list text:style-name="L3">
        <text:list-item>
          <text:p text:style-name="P8">Vendors pay <text:span text:style-name="Strong_20_Emphasis">$0.10–$0.40 per capsule</text:span></text:p>
        </text:list-item>
        <text:list-item>
          <text:p text:style-name="P8">Restaurant customers can consume 60–300 capsules/day</text:p>
        </text:list-item>
        <text:list-item>
          <text:p text:style-name="P8">Family units: 10–60/day</text:p>
        </text:list-item>
        <text:list-item>
          <text:p text:style-name="P8">Personal units: 1–5/day</text:p>
        </text:list-item>
      </text:list>
      <text:p text:style-name="P3"><text:span text:style-name="Strong_20_Emphasis">Profit margin on AEC codes: 98%</text:span><text:line-break/>(Basically pure software profit)</text:p>
      <text:p text:style-name="P4"/>
      <text:h text:style-name="P2" text:outline-level="3"><text:soft-page-break/><text:span text:style-name="Strong_20_Emphasis">3. Subscription Revenue (AI/Cloud Services)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Tier</text:p>
            </table:table-cell>
            <table:table-cell table:style-name="Table2.A1" office:value-type="string">
              <text:p text:style-name="Table_20_Heading">Monthly Price</text:p>
            </table:table-cell>
            <table:table-cell table:style-name="Table2.A1" office:value-type="string">
              <text:p text:style-name="Table_20_Heading">What It Includes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Basic ($7.99/mo)</text:span></text:p>
          </table:table-cell>
          <table:table-cell table:style-name="Table2.A1" office:value-type="string">
            <text:p text:style-name="Table_20_Contents">Recipe updates, firmware, support</text:p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Table_20_Contents"><text:span text:style-name="Strong_20_Emphasis">Premium ($14.99/mo)</text:span></text:p>
          </table:table-cell>
          <table:table-cell table:style-name="Table2.A1" office:value-type="string">
            <text:p text:style-name="Table_20_Contents">AI personalization, nutritional planning</text:p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Table_20_Contents"><text:span text:style-name="Strong_20_Emphasis">ChefElite ($29.99/mo)</text:span></text:p>
          </table:table-cell>
          <table:table-cell table:style-name="Table2.A1" office:value-type="string">
            <text:p text:style-name="Table_20_Contents">Michelin chef recipes, MasterChef add-ons</text:p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Table_20_Contents"><text:span text:style-name="Strong_20_Emphasis">Restaurant Pro ($49–99/mo)</text:span></text:p>
          </table:table-cell>
          <table:table-cell table:style-name="Table2.A1" office:value-type="string">
            <text:p text:style-name="Table_20_Contents">Multi-station control, health/safety audits</text:p>
          </table:table-cell>
          <table:table-cell table:style-name="Table2.A1" office:value-type="string">
            <text:p text:style-name="P9"/>
          </table:table-cell>
        </table:table-row>
      </table:table>
      <text:p text:style-name="P3">Expected <text:span text:style-name="Strong_20_Emphasis">annual churn &lt; 10%</text:span> due to AEC lock-in.</text:p>
      <text:p text:style-name="P4"/>
      <text:h text:style-name="P1" text:outline-level="1"><text:span text:style-name="Strong_20_Emphasis">8.2 Cost Structure</text:span></text:h>
      <text:h text:style-name="P2" text:outline-level="3"><text:span text:style-name="Strong_20_Emphasis">1. Hardware (COGS)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Cost Category</text:p>
            </table:table-cell>
            <table:table-cell table:style-name="Table3.A1" office:value-type="string">
              <text:p text:style-name="Table_20_Heading">Personal</text:p>
            </table:table-cell>
            <table:table-cell table:style-name="Table3.A1" office:value-type="string">
              <text:p text:style-name="Table_20_Heading">Family</text:p>
            </table:table-cell>
            <table:table-cell table:style-name="Table3.A1" office:value-type="string">
              <text:p text:style-name="Table_20_Heading">Restaurant/Humanoid</text:p>
            </table:table-cell>
          </table:table-row>
        </table:table-header-rows>
        <table:table-row>
          <table:table-cell table:style-name="Table3.A1" office:value-type="string">
            <text:p text:style-name="Table_20_Contents">Mechanical components</text:p>
          </table:table-cell>
          <table:table-cell table:style-name="Table3.A1" office:value-type="string">
            <text:p text:style-name="Table_20_Contents">$220</text:p>
          </table:table-cell>
          <table:table-cell table:style-name="Table3.A1" office:value-type="string">
            <text:p text:style-name="Table_20_Contents">$480</text:p>
          </table:table-cell>
          <table:table-cell table:style-name="Table3.A1" office:value-type="string">
            <text:p text:style-name="Table_20_Contents">$6,200</text:p>
          </table:table-cell>
        </table:table-row>
        <table:table-row>
          <table:table-cell table:style-name="Table3.A1" office:value-type="string">
            <text:p text:style-name="Table_20_Contents">Sensors + AEC reader</text:p>
          </table:table-cell>
          <table:table-cell table:style-name="Table3.A1" office:value-type="string">
            <text:p text:style-name="Table_20_Contents">$45</text:p>
          </table:table-cell>
          <table:table-cell table:style-name="Table3.A1" office:value-type="string">
            <text:p text:style-name="Table_20_Contents">$60</text:p>
          </table:table-cell>
          <table:table-cell table:style-name="Table3.A1" office:value-type="string">
            <text:p text:style-name="Table_20_Contents">$110</text:p>
          </table:table-cell>
        </table:table-row>
        <table:table-row>
          <table:table-cell table:style-name="Table3.A1" office:value-type="string">
            <text:p text:style-name="Table_20_Contents">Actuators + motors</text:p>
          </table:table-cell>
          <table:table-cell table:style-name="Table3.A1" office:value-type="string">
            <text:p text:style-name="Table_20_Contents">$80</text:p>
          </table:table-cell>
          <table:table-cell table:style-name="Table3.A1" office:value-type="string">
            <text:p text:style-name="Table_20_Contents">$140</text:p>
          </table:table-cell>
          <table:table-cell table:style-name="Table3.A1" office:value-type="string">
            <text:p text:style-name="Table_20_Contents">$1,100</text:p>
          </table:table-cell>
        </table:table-row>
        <table:table-row>
          <table:table-cell table:style-name="Table3.A1" office:value-type="string">
            <text:p text:style-name="Table_20_Contents">Microcontroller + boards</text:p>
          </table:table-cell>
          <table:table-cell table:style-name="Table3.A1" office:value-type="string">
            <text:p text:style-name="Table_20_Contents">$35</text:p>
          </table:table-cell>
          <table:table-cell table:style-name="Table3.A1" office:value-type="string">
            <text:p text:style-name="Table_20_Contents">$55</text:p>
          </table:table-cell>
          <table:table-cell table:style-name="Table3.A1" office:value-type="string">
            <text:p text:style-name="Table_20_Contents">$120</text:p>
          </table:table-cell>
        </table:table-row>
        <table:table-row>
          <table:table-cell table:style-name="Table3.A1" office:value-type="string">
            <text:p text:style-name="Table_20_Contents">Assembly labor</text:p>
          </table:table-cell>
          <table:table-cell table:style-name="Table3.A1" office:value-type="string">
            <text:p text:style-name="Table_20_Contents">$60</text:p>
          </table:table-cell>
          <table:table-cell table:style-name="Table3.A1" office:value-type="string">
            <text:p text:style-name="Table_20_Contents">$90</text:p>
          </table:table-cell>
          <table:table-cell table:style-name="Table3.A1" office:value-type="string">
            <text:p text:style-name="Table_20_Contents">$750</text:p>
          </table:table-cell>
        </table:table-row>
        <table:table-row>
          <table:table-cell table:style-name="Table3.A1" office:value-type="string">
            <text:p text:style-name="Table_20_Contents">Humanoid upgrade</text:p>
          </table:table-cell>
          <table:table-cell table:style-name="Table3.A1" office:value-type="string">
            <text:p text:style-name="Table_20_Contents">—</text:p>
          </table:table-cell>
          <table:table-cell table:style-name="Table3.A1" office:value-type="string">
            <text:p text:style-name="Table_20_Contents">—</text:p>
          </table:table-cell>
          <table:table-cell table:style-name="Table3.A1" office:value-type="string">
            <text:p text:style-name="Table_20_Contents">$7,500</text:p>
          </table:table-cell>
        </table:table-row>
      </table:table>
      <text:p text:style-name="P3">Hardware margins improve significantly at scale.</text:p>
      <text:p text:style-name="P4"/>
      <text:h text:style-name="P2" text:outline-level="3"><text:span text:style-name="Strong_20_Emphasis">2. Cloud Infrastructure</text:span></text:h>
      <text:p text:style-name="P3">Monthly cost estimate:</text:p>
      <text:list text:style-name="L4">
        <text:list-item>
          <text:p text:style-name="P10"><text:span text:style-name="Strong_20_Emphasis">$0.01 per capsule</text:span> processed</text:p>
        </text:list-item>
        <text:list-item>
          <text:p text:style-name="P10"><text:span text:style-name="Strong_20_Emphasis">$0.04 per active device/day</text:span></text:p>
        </text:list-item>
        <text:list-item>
          <text:p text:style-name="P10"><text:span text:style-name="Strong_20_Emphasis">$0.20 per humanoid device/day</text:span></text:p>
        </text:list-item>
        <text:list-item>
          <text:p text:style-name="P10">Heavy AI processing offloaded to batch jobs</text:p>
        </text:list-item>
      </text:list>
      <text:p text:style-name="P3">Highly scalable.</text:p>
      <text:p text:style-name="P4"/>
      <text:h text:style-name="P2" text:outline-level="3"><text:span text:style-name="Strong_20_Emphasis">3. R&amp;D and Human Capital</text:span></text:h>
      <text:p text:style-name="P3">Initial Phase (Year 1–2):</text:p>
      <text:list text:style-name="L5">
        <text:list-item>
          <text:p text:style-name="P11">Robotics engineers: $2.8M/year</text:p>
        </text:list-item>
        <text:list-item>
          <text:p text:style-name="P11">AI/ML team: $1.6M/year</text:p>
        </text:list-item>
        <text:list-item>
          <text:p text:style-name="P11">Cloud/DevOps: $800k/year</text:p>
        </text:list-item>
        <text:list-item>
          <text:p text:style-name="P11">Food science + chef consultants: $600k/year</text:p>
        </text:list-item>
        <text:list-item>
          <text:p text:style-name="P11">Legal/IP: $300k/year</text:p>
        </text:list-item>
      </text:list>
      <text:p text:style-name="P3">Total R&amp;D: <text:span text:style-name="Strong_20_Emphasis">$6–7M/year</text:span></text:p>
      <text:p text:style-name="P3">This decreases after commercial release.</text:p>
      <text:p text:style-name="P4"/>
      <text:h text:style-name="P1" text:outline-level="1"><text:span text:style-name="Strong_20_Emphasis">8.3 5-Year Revenue Projection (Conservative)</text:span></text:h>
      <text:h text:style-name="P2" text:outline-level="3"><text:span text:style-name="Strong_20_Emphasis">Year 1 — Prototype &amp; Pilot</text:span></text:h>
      <text:list text:style-name="L6">
        <text:list-item>
          <text:p text:style-name="P12">Units Sold: 1,200</text:p>
        </text:list-item>
        <text:list-item>
          <text:p text:style-name="P12"><text:soft-page-break/>Revenue:</text:p>
          <text:list>
            <text:list-item>
              <text:p text:style-name="P12">Hardware: <text:span text:style-name="Strong_20_Emphasis">$2.1M</text:span></text:p>
            </text:list-item>
            <text:list-item>
              <text:p text:style-name="P12">AEC: <text:span text:style-name="Strong_20_Emphasis">$0.45M</text:span></text:p>
            </text:list-item>
            <text:list-item>
              <text:p text:style-name="P12">Subscriptions: <text:span text:style-name="Strong_20_Emphasis">$0.18M</text:span></text:p>
            </text:list-item>
          </text:list>
        </text:list-item>
        <text:list-item>
          <text:p text:style-name="P12"><text:span text:style-name="Strong_20_Emphasis">Total: $2.73M</text:span></text:p>
        </text:list-item>
      </text:list>
      <text:p text:style-name="P4"/>
      <text:h text:style-name="P2" text:outline-level="3"><text:span text:style-name="Strong_20_Emphasis">Year 2 — Market Entry</text:span></text:h>
      <text:list text:style-name="L7">
        <text:list-item>
          <text:p text:style-name="P13">Units Sold: 8,000</text:p>
        </text:list-item>
        <text:list-item>
          <text:p text:style-name="P13">Revenue:</text:p>
          <text:list>
            <text:list-item>
              <text:p text:style-name="P13">Hardware: <text:span text:style-name="Strong_20_Emphasis">$14.5M</text:span></text:p>
            </text:list-item>
            <text:list-item>
              <text:p text:style-name="P13">AEC: <text:span text:style-name="Strong_20_Emphasis">$3.6M</text:span></text:p>
            </text:list-item>
            <text:list-item>
              <text:p text:style-name="P13">Subscriptions: <text:span text:style-name="Strong_20_Emphasis">$1.2M</text:span></text:p>
            </text:list-item>
          </text:list>
        </text:list-item>
        <text:list-item>
          <text:p text:style-name="P13"><text:span text:style-name="Strong_20_Emphasis">Total: $19.3M</text:span></text:p>
        </text:list-item>
      </text:list>
      <text:p text:style-name="P4"/>
      <text:h text:style-name="P2" text:outline-level="3"><text:span text:style-name="Strong_20_Emphasis">Year 3 — Growth &amp; Humanoid Launch</text:span></text:h>
      <text:list text:style-name="L8">
        <text:list-item>
          <text:p text:style-name="P14">Units Sold: 27,000</text:p>
        </text:list-item>
        <text:list-item>
          <text:p text:style-name="P14">Revenue:</text:p>
          <text:list>
            <text:list-item>
              <text:p text:style-name="P14">Hardware: <text:span text:style-name="Strong_20_Emphasis">$63M</text:span></text:p>
            </text:list-item>
            <text:list-item>
              <text:p text:style-name="P14">AEC: <text:span text:style-name="Strong_20_Emphasis">$12.9M</text:span></text:p>
            </text:list-item>
            <text:list-item>
              <text:p text:style-name="P14">Subscriptions: <text:span text:style-name="Strong_20_Emphasis">$4.9M</text:span></text:p>
            </text:list-item>
          </text:list>
        </text:list-item>
        <text:list-item>
          <text:p text:style-name="P14"><text:span text:style-name="Strong_20_Emphasis">Total: $80.8M</text:span></text:p>
        </text:list-item>
      </text:list>
      <text:p text:style-name="P4"/>
      <text:h text:style-name="P2" text:outline-level="3"><text:span text:style-name="Strong_20_Emphasis">Year 4 — International Expansion</text:span></text:h>
      <text:list text:style-name="L9">
        <text:list-item>
          <text:p text:style-name="P15">Units Sold: 112,000</text:p>
        </text:list-item>
        <text:list-item>
          <text:p text:style-name="P15">Revenue:</text:p>
          <text:list>
            <text:list-item>
              <text:p text:style-name="P15">Hardware: <text:span text:style-name="Strong_20_Emphasis">$264M</text:span></text:p>
            </text:list-item>
            <text:list-item>
              <text:p text:style-name="P15">AEC: <text:span text:style-name="Strong_20_Emphasis">$61M</text:span></text:p>
            </text:list-item>
            <text:list-item>
              <text:p text:style-name="P15">Subscriptions: <text:span text:style-name="Strong_20_Emphasis">$19M</text:span></text:p>
            </text:list-item>
          </text:list>
        </text:list-item>
        <text:list-item>
          <text:p text:style-name="P15"><text:span text:style-name="Strong_20_Emphasis">Total: $344M</text:span></text:p>
        </text:list-item>
      </text:list>
      <text:p text:style-name="P4"/>
      <text:h text:style-name="P2" text:outline-level="3"><text:span text:style-name="Strong_20_Emphasis">Year 5 — Global Mass Adoption</text:span></text:h>
      <text:list text:style-name="L10">
        <text:list-item>
          <text:p text:style-name="P16">Units Sold: 350,000</text:p>
        </text:list-item>
        <text:list-item>
          <text:p text:style-name="P16">Revenue:</text:p>
          <text:list>
            <text:list-item>
              <text:p text:style-name="P16">Hardware: <text:span text:style-name="Strong_20_Emphasis">$880M</text:span></text:p>
            </text:list-item>
            <text:list-item>
              <text:p text:style-name="P16">AEC: <text:span text:style-name="Strong_20_Emphasis">$244M</text:span></text:p>
            </text:list-item>
            <text:list-item>
              <text:p text:style-name="P16">Subscriptions: <text:span text:style-name="Strong_20_Emphasis">$54M</text:span></text:p>
            </text:list-item>
          </text:list>
        </text:list-item>
        <text:list-item>
          <text:p text:style-name="P16"><text:span text:style-name="Strong_20_Emphasis">Total: $1.178B</text:span></text:p>
        </text:list-item>
      </text:list>
      <text:p text:style-name="P4"/>
      <text:h text:style-name="P1" text:outline-level="1"><text:span text:style-name="Strong_20_Emphasis">5-Year Summary</text:span></text:h>
      <text:list text:style-name="L11">
        <text:list-item>
          <text:p text:style-name="P17"><text:span text:style-name="Strong_20_Emphasis">Hardware Sales:</text:span> $1.22B</text:p>
        </text:list-item>
        <text:list-item>
          <text:p text:style-name="P17"><text:span text:style-name="Strong_20_Emphasis">AEC Recurring Revenue:</text:span> $322M</text:p>
        </text:list-item>
        <text:list-item>
          <text:p text:style-name="P17"><text:soft-page-break/><text:span text:style-name="Strong_20_Emphasis">Subscription Revenue:</text:span> $79M</text:p>
        </text:list-item>
        <text:list-item>
          <text:p text:style-name="P17"><text:span text:style-name="Strong_20_Emphasis">Total Revenue:</text:span> <text:span text:style-name="Strong_20_Emphasis">$1.62 BILLION</text:span></text:p>
        </text:list-item>
        <text:list-item>
          <text:p text:style-name="P17"><text:span text:style-name="Strong_20_Emphasis">Net Margin (after scale): 32–38%</text:span></text:p>
        </text:list-item>
        <text:list-item>
          <text:p text:style-name="P17"><text:span text:style-name="Strong_20_Emphasis">EBITDA Year 5:</text:span> $380M–$470M</text:p>
        </text:list-item>
      </text:list>
      <text:p text:style-name="P3">This is a very strong business with SaaS-level margins due to AEC codes.</text:p>
      <text:p text:style-name="P4"/>
      <text:h text:style-name="P1" text:outline-level="1"><text:span text:style-name="Strong_20_Emphasis">8.4 Funding Requirements</text:span></text:h>
      <text:p text:style-name="P3">To reach mass production and global launch:</text:p>
      <text:h text:style-name="P2" text:outline-level="3"><text:span text:style-name="Strong_20_Emphasis">Seed Round ($2M)</text:span></text:h>
      <text:list text:style-name="L12">
        <text:list-item>
          <text:p text:style-name="P18">IP filing (global)</text:p>
        </text:list-item>
        <text:list-item>
          <text:p text:style-name="P18">Initial prototype</text:p>
        </text:list-item>
        <text:list-item>
          <text:p text:style-name="P18">Cloud AEC generator</text:p>
        </text:list-item>
        <text:list-item>
          <text:p text:style-name="P18">Capsule standard definition</text:p>
        </text:list-item>
      </text:list>
      <text:h text:style-name="P2" text:outline-level="3"><text:span text:style-name="Strong_20_Emphasis">Series A ($10–15M)</text:span></text:h>
      <text:list text:style-name="L13">
        <text:list-item>
          <text:p text:style-name="P19">Pre-production units</text:p>
        </text:list-item>
        <text:list-item>
          <text:p text:style-name="P19">Humanoid integration</text:p>
        </text:list-item>
        <text:list-item>
          <text:p text:style-name="P19">Vendor onboarding</text:p>
        </text:list-item>
        <text:list-item>
          <text:p text:style-name="P19">Code wrapping system</text:p>
        </text:list-item>
        <text:list-item>
          <text:p text:style-name="P19">US/Europe launch</text:p>
        </text:list-item>
      </text:list>
      <text:h text:style-name="P2" text:outline-level="3"><text:span text:style-name="Strong_20_Emphasis">Series B ($40–60M)</text:span></text:h>
      <text:list text:style-name="L14">
        <text:list-item>
          <text:p text:style-name="P20">Mass factory + tooling</text:p>
        </text:list-item>
        <text:list-item>
          <text:p text:style-name="P20">International expansion</text:p>
        </text:list-item>
        <text:list-item>
          <text:p text:style-name="P20">AI personalization improvements</text:p>
        </text:list-item>
        <text:list-item>
          <text:p text:style-name="P20">Restaurant-scale humanoid rollout</text:p>
        </text:list-item>
      </text:list>
      <text:p text:style-name="P4"/>
      <text:h text:style-name="P1" text:outline-level="1"><text:span text:style-name="Strong_20_Emphasis">8.5 Investor Exit Opportunities</text:span></text:h>
      <text:list text:style-name="L15">
        <text:list-item>
          <text:p text:style-name="P21">Acquisition by:</text:p>
          <text:list>
            <text:list-item>
              <text:p text:style-name="P21">Amazon</text:p>
            </text:list-item>
            <text:list-item>
              <text:p text:style-name="P21">Samsung</text:p>
            </text:list-item>
            <text:list-item>
              <text:p text:style-name="P21">LG</text:p>
            </text:list-item>
            <text:list-item>
              <text:p text:style-name="P21">Dyson</text:p>
            </text:list-item>
            <text:list-item>
              <text:p text:style-name="P21">Miso Robotics</text:p>
            </text:list-item>
            <text:list-item>
              <text:p text:style-name="P21">Boston Dynamics</text:p>
            </text:list-item>
            <text:list-item>
              <text:p text:style-name="P21">Walmart AI kitchens</text:p>
            </text:list-item>
          </text:list>
        </text:list-item>
        <text:list-item>
          <text:p text:style-name="P21">IPO in Year 6–8</text:p>
        </text:list-item>
        <text:list-item>
          <text:p text:style-name="P21">Licensing revenue spin-off (AEC ecosystem)</text:p>
        </text:list-item>
      </text:list>
      <text:p text:style-name="P4"/>
      <text:h text:style-name="P1" text:outline-level="1"><text:span text:style-name="Strong_20_Emphasis">8.6 Risk Assessment</text:span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Risk</text:p>
            </table:table-cell>
            <table:table-cell table:style-name="Table4.A1" office:value-type="string">
              <text:p text:style-name="Table_20_Heading">Mitigation</text:p>
            </table:table-cell>
          </table:table-row>
        </table:table-header-rows>
        <table:table-row>
          <table:table-cell table:style-name="Table4.A1" office:value-type="string">
            <text:p text:style-name="Table_20_Contents">Hardware manufacturing complexity</text:p>
          </table:table-cell>
          <table:table-cell table:style-name="Table4.A1" office:value-type="string">
            <text:p text:style-name="Table_20_Contents">Use modular, existing robotics; outsource assembly</text:p>
          </table:table-cell>
        </table:table-row>
        <text:soft-page-break/>
        <table:table-row>
          <table:table-cell table:style-name="Table4.A1" office:value-type="string">
            <text:p text:style-name="Table_20_Contents">Vendor compliance</text:p>
          </table:table-cell>
          <table:table-cell table:style-name="Table4.A1" office:value-type="string">
            <text:p text:style-name="Table_20_Contents">Locked AEC system</text:p>
          </table:table-cell>
        </table:table-row>
        <table:table-row>
          <table:table-cell table:style-name="Table4.A1" office:value-type="string">
            <text:p text:style-name="Table_20_Contents">User safety</text:p>
          </table:table-cell>
          <table:table-cell table:style-name="Table4.A1" office:value-type="string">
            <text:p text:style-name="Table_20_Contents">Multi-layer sensors and kill-switch</text:p>
          </table:table-cell>
        </table:table-row>
        <table:table-row>
          <table:table-cell table:style-name="Table4.A1" office:value-type="string">
            <text:p text:style-name="Table_20_Contents">Competition</text:p>
          </table:table-cell>
          <table:table-cell table:style-name="Table4.A1" office:value-type="string">
            <text:p text:style-name="Table_20_Contents">Strong patent portfolio + encrypted ecosystem</text:p>
          </table:table-cell>
        </table:table-row>
        <table:table-row>
          <table:table-cell table:style-name="Table4.A1" office:value-type="string">
            <text:p text:style-name="Table_20_Contents">Supply chain fragility</text:p>
          </table:table-cell>
          <table:table-cell table:style-name="Table4.A1" office:value-type="string">
            <text:p text:style-name="Table_20_Contents">Multi-vendor redundancy</text:p>
          </table:table-cell>
        </table:table-row>
      </table:table>
      <text:p text:style-name="P4"/>
      <text:h text:style-name="P1" text:outline-level="1">🎉 <text:span text:style-name="Strong_20_Emphasis">PART 8 Completed!</text:span></text:h>
      <text:p text:style-name="P3">You now have a <text:span text:style-name="Strong_20_Emphasis">professional-caliber financial section</text:span> that can be used in:</text:p>
      <text:list text:style-name="L16">
        <text:list-item>
          <text:p text:style-name="P22">pitch decks</text:p>
        </text:list-item>
        <text:list-item>
          <text:p text:style-name="P22">investor meetings</text:p>
        </text:list-item>
        <text:list-item>
          <text:p text:style-name="P22">patent filings</text:p>
        </text:list-item>
        <text:list-item>
          <text:p text:style-name="P22">grant applications</text:p>
        </text:list-item>
        <text:list-item>
          <text:p text:style-name="P22">accelerator programs</text:p>
        </text:list-item>
      </text:list>
      <text:p text:style-name="P4"/>
      <text:h text:style-name="P1" text:outline-level="1">👉 Ready for PART 9 — “Risk Analysis &amp; Mitigation Plan”?</text:h>
      <text:p text:style-name="P3">Say:<text:line-break/><text:span text:style-name="Strong_20_Emphasis">“Proceed with Part 9.”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6T22:51:25.456493200</meta:creation-date>
    <dc:date>2025-11-16T22:53:00.305267500</dc:date>
    <meta:editing-duration>PT1M35S</meta:editing-duration>
    <meta:editing-cycles>1</meta:editing-cycles>
    <meta:document-statistic meta:table-count="4" meta:image-count="0" meta:object-count="0" meta:page-count="5" meta:paragraph-count="198" meta:word-count="733" meta:character-count="4539" meta:non-whitespace-character-count="4096"/>
    <meta:generator>LibreOffice/25.8.2.2$Windows_X86_64 LibreOffice_project/d401f2107ccab8f924a8e2df40f573aab7605b6f</meta:generator>
  </office:meta>
</office:document-meta>
</file>